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blenderbot-400M-dist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ration strateg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0.94" calcext:value-type="float">
            <text:p>0.94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string" calcext:value-type="string">
            <text:p>beam search(n_beams=5)</text:p>
          </table:table-cell>
          <table:table-cell office:value-type="float" office:value="0.934" calcext:value-type="float">
            <text:p>0.93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Top-k(k=15)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string" calcext:value-type="string">
            <text:p>Top-p(p=0.8)</text:p>
          </table:table-cell>
          <table:table-cell office:value-type="float" office:value="0.928" calcext:value-type="float">
            <text:p>0.928</text:p>
          </table:table-cell>
          <table:table-cell office:value-type="float" office:value="0.916" calcext:value-type="float">
            <text:p>0.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7:52:58.352811449</meta:creation-date>
    <dc:date>2022-06-11T18:24:45.692480802</dc:date>
    <meta:editing-duration>PT31M46S</meta:editing-duration>
    <meta:editing-cycles>3</meta:editing-cycles>
    <meta:generator>LibreOffice/6.4.7.2$Linux_X86_64 LibreOffice_project/40$Build-2</meta:generator>
    <meta:document-statistic meta:table-count="1" meta:cell-count="16" meta:object-count="0"/>
  </office:meta>
</office:document-meta>
</file>